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de90" officeooo:paragraph-rsid="0011de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5: </text:p>
      <text:p text:style-name="P1"/>
      <text:p text:style-name="P1">First attempt at neural network finished. It is composed of 28 inputs, 2 hidden layers of 32 nodes each and one output node. Forwards passes seem to work great. The total 2017 values are stored and retrieved from a database. I implemented a function to create 64 networks and have them by a tournament where the best network would be randomly mutated for the next generation. This however seems to create (after 1000 iterations) progressively worse networks. Will need to investigate. Could be training to play against itself. Will update the Tournament function to allow multiple top players to be mutated. </text:p>
      <text:p text:style-name="P1"/>
      <text:p text:style-name="P1">Idea: (1 &amp; 2 = new random networks, 3 = past winner, 4 – 32 = mutations, 33 – 48 = mutations of second, 49-64 = mutations of 3 and fourt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5T20:43:55.392000000</meta:creation-date>
    <dc:date>2023-08-25T20:52:47.651000000</dc:date>
    <meta:editing-duration>PT8M53S</meta:editing-duration>
    <meta:editing-cycles>1</meta:editing-cycles>
    <meta:document-statistic meta:table-count="0" meta:image-count="0" meta:object-count="0" meta:page-count="1" meta:paragraph-count="3" meta:word-count="131" meta:character-count="752" meta:non-whitespace-character-count="620"/>
    <meta:generator>LibreOffice/7.4.0.3$Windows_X86_64 LibreOffice_project/f85e47c08ddd19c015c0114a68350214f7066f5a</meta:generator>
  </office:meta>
</office:document-meta>
</file>